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, tuffybold, NovecentowideLightBold, arial, 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bed0" officeooo:paragraph-rsid="0007bed0"/>
    </style:style>
    <style:style style:name="P2" style:family="paragraph" style:parent-style-name="Standard">
      <style:text-properties fo:font-weight="bold" officeooo:rsid="0007bed0" officeooo:paragraph-rsid="0007bed0" style:font-weight-asian="bold" style:font-weight-complex="bold"/>
    </style:style>
    <style:style style:name="P3" style:family="paragraph" style:parent-style-name="Standard">
      <style:text-properties fo:font-weight="bold" officeooo:rsid="000ad290" officeooo:paragraph-rsid="000ad290" style:font-weight-asian="bold" style:font-weight-complex="bold"/>
    </style:style>
    <style:style style:name="P4" style:family="paragraph" style:parent-style-name="Standard">
      <style:text-properties officeooo:rsid="000979a8" officeooo:paragraph-rsid="000979a8"/>
    </style:style>
    <style:style style:name="P5" style:family="paragraph" style:parent-style-name="Standard">
      <style:text-properties officeooo:rsid="000ad290" officeooo:paragraph-rsid="000ad290"/>
    </style:style>
    <style:style style:name="P6" style:family="paragraph" style:parent-style-name="Standard">
      <style:text-properties fo:font-style="italic" style:text-underline-style="none" officeooo:rsid="000b7799" officeooo:paragraph-rsid="000b7799" style:font-style-asian="italic" style:font-style-complex="italic"/>
    </style:style>
    <style:style style:name="P7" style:family="paragraph" style:parent-style-name="Standard">
      <style:text-properties fo:font-style="normal" officeooo:rsid="000b7799" officeooo:paragraph-rsid="000b7799" style:font-style-asian="normal" style:font-style-complex="normal"/>
    </style:style>
    <style:style style:name="P8" style:family="paragraph" style:parent-style-name="Standard">
      <style:text-properties fo:font-style="normal" officeooo:rsid="000b7799" officeooo:paragraph-rsid="000c7bf8" style:font-style-asian="normal" style:font-style-complex="normal"/>
    </style:style>
    <style:style style:name="P9" style:family="paragraph" style:parent-style-name="Standard">
      <style:text-properties fo:font-style="normal" officeooo:rsid="000c7bf8" officeooo:paragraph-rsid="000c7bf8" style:font-style-asian="normal" style:font-style-complex="normal"/>
    </style:style>
    <style:style style:name="P10" style:family="paragraph" style:parent-style-name="Standard">
      <style:text-properties fo:font-style="normal" officeooo:rsid="000cf1fc" officeooo:paragraph-rsid="000cf1fc" style:font-style-asian="normal" style:font-style-complex="normal"/>
    </style:style>
    <style:style style:name="P11" style:family="paragraph" style:parent-style-name="Standard">
      <style:text-properties fo:font-style="normal" officeooo:rsid="000de75c" officeooo:paragraph-rsid="000de75c" style:font-style-asian="normal" style:font-style-complex="normal"/>
    </style:style>
    <style:style style:name="P12" style:family="paragraph" style:parent-style-name="Standard">
      <style:text-properties fo:font-style="normal" officeooo:rsid="0012aa7f" officeooo:paragraph-rsid="0012aa7f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11744a" officeooo:paragraph-rsid="0011744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normal" officeooo:rsid="0012aa7f" officeooo:paragraph-rsid="0012aa7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normal" officeooo:rsid="0014ebd1" officeooo:paragraph-rsid="0014ebd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14ebd1" officeooo:paragraph-rsid="0014ebd1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14ebd1" officeooo:paragraph-rsid="0014ebd1" fo:background-color="#ffff00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0fde48" officeooo:paragraph-rsid="000fde48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094da" officeooo:paragraph-rsid="001094da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0a2d9" officeooo:paragraph-rsid="0010a2d9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1744a" officeooo:paragraph-rsid="0011744a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normal" officeooo:rsid="000fde48" officeooo:paragraph-rsid="000fde4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0a2d9" officeooo:paragraph-rsid="0010a2d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weight="normal" officeooo:rsid="0013c2cc" officeooo:paragraph-rsid="0013c2cc" style:font-weight-asian="normal" style:font-weight-complex="normal"/>
    </style:style>
    <style:style style:name="P25" style:family="paragraph" style:parent-style-name="Standard" style:list-style-name="L2">
      <style:text-properties officeooo:paragraph-rsid="0013c2cc"/>
    </style:style>
    <style:style style:name="P26" style:family="paragraph" style:parent-style-name="Standard">
      <style:text-properties officeooo:rsid="0013c2cc" officeooo:paragraph-rsid="0013c2cc"/>
    </style:style>
    <style:style style:name="P27" style:family="paragraph" style:parent-style-name="Standard">
      <style:text-properties officeooo:rsid="0013e954" officeooo:paragraph-rsid="0013e954"/>
    </style:style>
    <style:style style:name="P28" style:family="paragraph" style:parent-style-name="Standard">
      <style:text-properties officeooo:rsid="0014a7ba" officeooo:paragraph-rsid="0014a7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d290" style:font-style-asian="italic" style:font-style-complex="italic"/>
    </style:style>
    <style:style style:name="T3" style:family="text">
      <style:text-properties officeooo:rsid="000979a8"/>
    </style:style>
    <style:style style:name="T4" style:family="text">
      <style:text-properties officeooo:rsid="000ad29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officeooo:rsid="0013e954" style:font-weight-asian="normal" style:font-weight-complex="normal"/>
    </style:style>
    <style:style style:name="T7" style:family="text">
      <style:text-properties officeooo:rsid="000c7bf8"/>
    </style:style>
    <style:style style:name="T8" style:family="text">
      <style:text-properties officeooo:rsid="000cf1fc"/>
    </style:style>
    <style:style style:name="T9" style:family="text">
      <style:text-properties officeooo:rsid="000de75c"/>
    </style:style>
    <style:style style:name="T10" style:family="text">
      <style:text-properties officeooo:rsid="001094d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c2cc" style:font-weight-asian="normal" style:font-weight-complex="normal"/>
    </style:style>
    <style:style style:name="T13" style:family="text">
      <style:text-properties fo:font-weight="normal" officeooo:rsid="0013e954" style:font-weight-asian="normal" style:font-weight-complex="normal"/>
    </style:style>
    <style:style style:name="T14" style:family="text">
      <style:text-properties fo:font-weight="normal" officeooo:rsid="0014a7ba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4ebd1"/>
    </style:style>
    <style:style style:name="T17" style:family="text">
      <style:text-properties officeooo:rsid="0013c2cc"/>
    </style:style>
    <style:style style:name="T18" style:family="text">
      <style:text-properties officeooo:rsid="0013c2cc" fo:background-color="#ffff00" loext:char-shading-value="0"/>
    </style:style>
    <style:style style:name="T19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Для чего с вашей точки зрения нужно тестирование ПО ? Назовите цели тестирования.</text:p>
      <text:p text:style-name="P2"/>
      <text:p text:style-name="P1">Тестирование необходимо для получение качественного продукта и безопасного продукта.</text:p>
      <text:p text:style-name="P1">В случае утечки бага в прод, бизнес теряет деньги и репутацию.</text:p>
      <text:p text:style-name="P1"/>
      <text:p text:style-name="P2">2. Принципы тестирования</text:p>
      <text:p text:style-name="P1"/>
      <text:p text:style-name="P1">1) <text:span text:style-name="T1">Тестирование демонстрирует наличие багов.</text:span></text:p>
      <text:p text:style-name="P1">Даже если баги не нашли, это не значит что их нет в продукте.</text:p>
      <text:p text:style-name="P1"/>
      <text:p text:style-name="P1">2) <text:span text:style-name="T1">Ранее тестирование.</text:span></text:p>
      <text:p text:style-name="P1">Чем на более ранем этапе начнём тестирование, тем качетсвенее продукт будет и минимизируется шанс попадания бага в прод</text:p>
      <text:p text:style-name="P1"/>
      <text:p text:style-name="P4">3) <text:span text:style-name="T1">Протестировать всё невозможно.</text:span> Т.к это будет занимать много времени и нецелесообразно.</text:p>
      <text:p text:style-name="P4"/>
      <text:p text:style-name="P1"><text:span text:style-name="T3">4</text:span>) <text:span text:style-name="T1">Принцип скопления багов.</text:span> Это принцип гласит, что наибольшее количество багов находится в одном участке (кода) ПО.</text:p>
      <text:p text:style-name="P1"/>
      <text:p text:style-name="P1"><text:span text:style-name="T3">5</text:span>) <text:span text:style-name="T1">“Парадокс пестецида”.</text:span> Принцип говорит о том, что при прогоне одних и тех же тестов <text:span text:style-name="T3">количество выявленные багов будет меньше, т.к старые баги фиксятся, система развивается</text:span></text:p>
      <text:p text:style-name="P1"/>
      <text:p text:style-name="P4">6) <text:span text:style-name="T1">Тестирование зависит от контекста.</text:span> В зависимости от предназначение ПО выбор методологии и подхода к тестированию будет отличаться. Например, медецинское ПО проверяет более чательно, относитель простой игры</text:p>
      <text:p text:style-name="P4"/>
      <text:p text:style-name="P4">7.) <text:span text:style-name="T2">Заблуждение об отсутсвии ошибки</text:span><text:span text:style-name="T1">.</text:span> Т.е если нет багов, но приложение не соотвествтует <text:span text:style-name="T4">желанием заказчика.</text:span></text:p>
      <text:p text:style-name="P4"/>
      <text:p text:style-name="P3">3. Какие виды тестирования вы знаете? <text:span text:style-name="T18">(Здесь еще добавить)</text:span></text:p>
      <text:list xml:id="list3433647376" text:style-name="L2">
        <text:list-item>
          <text:p text:style-name="P25"><text:span text:style-name="T12">Функциональное тестирование</text:span></text:p>
        </text:list-item>
        <text:list-item>
          <text:p text:style-name="P25"><text:span text:style-name="T12">Нефункциональное тестирование</text:span></text:p>
        </text:list-item>
      </text:list>
      <text:p text:style-name="P26"><text:span text:style-name="T11">1)</text:span><text:span text:style-name="T6">Производительности</text:span><text:span text:style-name="T13"> – работы системы при разных нагрузках системы</text:span></text:p>
      <text:p text:style-name="P27"><text:span text:style-name="T11">- Нагрузочное (При нормальных условиях)</text:span></text:p>
      <text:p text:style-name="P27"><text:span text:style-name="T11">- Стресс (при экстремальных условиях)</text:span></text:p>
      <text:p text:style-name="P27"><text:span text:style-name="T11">- Стабильности (при длительном использовании</text:span></text:p>
      <text:p text:style-name="P27"><text:span text:style-name="T11">- Объемное ( при увеличенных объемах данных)</text:span></text:p>
      <text:p text:style-name="P27"><text:span text:style-name="T11">2) Usability testing – тестирование предназначено для того, чтобы понять насколько продукт понятен, удобен, привлекателен в использовании пользователем</text:span></text:p>
      <text:p text:style-name="P27"><text:span text:style-name="T11">3) Тестирование безопасности</text:span></text:p>
      <text:p text:style-name="P27"><text:span text:style-name="T11">4) Тестирование на отказ и восстановление</text:span></text:p>
      <text:p text:style-name="P27"><text:span text:style-name="T11">5) Портируемость – переносимо ли наше приложение на разные платформы и браузеры</text:span></text:p>
      <text:p text:style-name="P27"><text:span text:style-name="T11">6) Тестирование локализации – </text:span><text:span text:style-name="T14">добавление локали</text:span></text:p>
      <text:p text:style-name="P28"><text:span text:style-name="T11">7) Тестирование интернализации – насколько продукт в дальнейшем может использовать другие языки</text:span></text:p>
      <text:p text:style-name="P26"><text:span text:style-name="T11"/></text:p>
      <text:list xml:id="list204960879514540" text:continue-numbering="true" text:style-name="L2">
        <text:list-item>
          <text:p text:style-name="P25"><text:span text:style-name="T12">Тестирование связанное с изменениями:</text:span></text:p>
        </text:list-item>
      </text:list>
      <text:p text:style-name="P24">1) Smoke – тип тестирование направленные на проверку основного фунционала на начальном этапе ( в каждом build).</text:p>
      <text:p text:style-name="P24"><text:soft-page-break/>2) Regression test – проверка ПО после добавления новой функциональности, либо после исправления бага, чтобы удостовериться, что эти действия не повлияли на работу ПО.</text:p>
      <text:p text:style-name="P24">3) <text:span text:style-name="T19">Sanity testing </text:span>-</text:p>
      <text:p text:style-name="P24"/>
      <text:p text:style-name="P5"/>
      <text:p text:style-name="P6">По уровню тестирования</text:p>
      <text:p text:style-name="P7"/>
      <text:p text:style-name="P7">1) <text:span text:style-name="T5">Unit – тестирование. </text:span>Тестирование одного модуля программы, проводится, в основном, программистами. (Оплаты покуки, добавление в корзину итд)</text:p>
      <text:p text:style-name="P7"/>
      <text:p text:style-name="P8">2) <text:span text:style-name="T5">Интеграционное тестирование.</text:span></text:p>
      <text:p text:style-name="P8"><text:span text:style-name="T7">а) Тестирование интеграции компонентов. </text:span>Тестирование двух модулей <text:s/>программы на взаимодействие между друг другом. </text:p>
      <text:p text:style-name="P9">б) Системное интеграционное тестирование. Тестирование взаимодействия между всем компонентами системы. Либо взаимодействие разных систем между собой (API). </text:p>
      <text:p text:style-name="P9"/>
      <text:p text:style-name="P7">3.)<text:span text:style-name="T5"> Системеное тестирование</text:span>. Выполняется тестирование всей интгрегрированной системы, с целью проверки системы исходным требованиям.</text:p>
      <text:p text:style-name="P7"/>
      <text:p text:style-name="P7"><text:span text:style-name="T5">4) Приемочное тестирование.</text:span> Выполняется на стадии сдачи ПО ( или части) заказчику. Целью является определние готовности продукта. Проходят тестовые сценарии на основе спецификаций <text:span text:style-name="T7">и <text:s/>требований к продукту. Обычно проверяется основной функционал.</text:span></text:p>
      <text:p text:style-name="P7"/>
      <text:p text:style-name="P7">Виды приёмочного тестирования:</text:p>
      <text:p text:style-name="P7">а) <text:span text:style-name="T1">UAT </text:span>( пользовательское приёмочное тестирование). <text:span text:style-name="T8">Проводится тестирование конечным пользователем и оценивается удовлетворяет ли программа требованием конечного пользователя.</text:span></text:p>
      <text:p text:style-name="P10">б) <text:span text:style-name="T1">Эксплутационное тестирование</text:span>. Тестирование направленное <text:span text:style-name="T9">обеспечение бесперебойной работы программы в её стандартном окружении. Тестируется:</text:span></text:p>
      <text:p text:style-name="P11">Восстановление, совместимость, локализация, ремонтнопригодность, надежности и т.д</text:p>
      <text:p text:style-name="P11">б) <text:span text:style-name="T1">Тестирование на соответсвие контракту.</text:span></text:p>
      <text:p text:style-name="P11">Проверка на соотвествие специфакации, требованиям к нормативному акту.</text:p>
      <text:p text:style-name="P11">в) <text:span text:style-name="T1">alfa – тестирование. </text:span>Тестирование продукта, которое проводится на стороне разработчика, другой компанией</text:p>
      <text:p text:style-name="P11">г) <text:span text:style-name="T1">Beta – тестирование.</text:span> Тестирование продукта, которое проводится на внешей стороне без участия разработчиков.</text:p>
      <text:p text:style-name="P11"/>
      <text:p text:style-name="P12">2. По степени важности:</text:p>
      <text:p text:style-name="P12">1) Smoke – проверка основного функционала в новом <text:s/>билде, если он не проходит – дальнеешее тестирование прекращается</text:p>
      <text:p text:style-name="P12">2) Critical path test – <text:span text:style-name="T17">основной тип тестовых испытаний, покрывающий значемые элементы и фунции ПО при их СТАНДАРТНОМ ИСПОЛЬЗОВАНИИ.</text:span></text:p>
      <text:p text:style-name="P12">3) extended test – <text:span text:style-name="T17">тестирование нестандарнтого использования</text:span></text:p>
      <text:p text:style-name="P12"/>
      <text:p text:style-name="P12">3. По знанию кода</text:p>
      <text:p text:style-name="P12">Blackbox</text:p>
      <text:p text:style-name="P12">Whitebox</text:p>
      <text:p text:style-name="P12">Greybox</text:p>
      <text:p text:style-name="P12"/>
      <text:p text:style-name="P12">4. Цели тестирования</text:p>
      <text:p text:style-name="P12"><text:soft-page-break/>1) New feature test</text:p>
      <text:p text:style-name="P12">2) Regression test</text:p>
      <text:p text:style-name="P12">3) Retest <text:s/>- <text:span text:style-name="T17">проверка после исправления бага</text:span></text:p>
      <text:p text:style-name="P18">4. Чем QA отличается от QC и от тестирования?</text:p>
      <text:p text:style-name="P18"/>
      <text:p text:style-name="P22">QA – <text:span text:style-name="T5">совокупность мероприятий</text:span> направленный на уличшение качества продукта (выстраивание процессов) <text:s/>на всех этапах разработки продукта.</text:p>
      <text:p text:style-name="P22"/>
      <text:p text:style-name="P22">QC – контроль качества продукта, ранее предписанных к нему требованием</text:p>
      <text:p text:style-name="P22"/>
      <text:p text:style-name="P22">Testing – <text:span text:style-name="T10">процессов выевления не соотвествие продукта к придъявлемым к нему требованиям.</text:span></text:p>
      <text:p text:style-name="P22"/>
      <text:p text:style-name="P19">5. Что нужно сделать чтобы найти все баги?</text:p>
      <text:p text:style-name="P19"/>
      <text:p text:style-name="P23">Согласно принципам тестирования – избыточное тестирование невозможно.</text:p>
      <text:p text:style-name="P23"/>
      <text:p text:style-name="P20">6. В чём разница между валидацией и верификацией?</text:p>
      <text:p text:style-name="P23"><text:line-break/>Верификация – проверка качества продукта отвечающий на вопрос “Правильно ли мы делаем продукт?, т.е проверка документации, спецификаци, тест-кейсов, дизайн, тест планов итд.</text:p>
      <text:p text:style-name="P23"/>
      <text:p text:style-name="P23">Валидация – процес проверки качества конечного продукта на соотвествие ожиданиям и требованием клиента.</text:p>
      <text:p text:style-name="P23"/>
      <text:p text:style-name="P21">7. В чём разница severity и priority</text:p>
      <text:p text:style-name="P13">Severity(серьзность)<text:span text:style-name="T15"> <text:s/>– характерезуеющий влияние бага на работоспособность ПО</text:span></text:p>
      <text:p text:style-name="P14"><text:span text:style-name="T15">Blocker – баг, приводящий в неработоспобное состояние ПО</text:span></text:p>
      <text:p text:style-name="P14"><text:span text:style-name="T15">Critical – баг, приводя</text:span><text:span text:style-name="T16">щий в нерабочестие состояние часть ПО</text:span></text:p>
      <text:p text:style-name="P15"><text:span text:style-name="T15">Major</text:span></text:p>
      <text:p text:style-name="P15"><text:span text:style-name="T15">Minor</text:span></text:p>
      <text:p text:style-name="P15"><text:span text:style-name="T15">Trivial – текст, буквы</text:span></text:p>
      <text:p text:style-name="P13">Priority(приорите)<text:span text:style-name="T15"> – характерезует очередность устранения дефекта</text:span></text:p>
      <text:p text:style-name="P15"><text:span text:style-name="T15">High</text:span></text:p>
      <text:p text:style-name="P15"><text:span text:style-name="T15">Medium </text:span></text:p>
      <text:p text:style-name="P15"><text:span text:style-name="T15">Low</text:span></text:p>
      <text:p text:style-name="P15"><text:span text:style-name="T15"/></text:p>
      <text:p text:style-name="P15"/>
      <text:p text:style-name="P16"><text:span text:style-name="T15">8. Приведите пример когда у бага низкая серьезность и высокий приоритет</text:span></text:p>
      <text:p text:style-name="P15"><text:span text:style-name="T15"/></text:p>
      <text:p text:style-name="P15"><text:span text:style-name="T15">Например опечатка в названии бренда</text:span></text:p>
      <text:p text:style-name="P15"><text:span text:style-name="T15"/></text:p>
      <text:p text:style-name="P17"><text:span text:style-name="T15">9. <text:s/>Что такое тест план и что в нём указывают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, tuffybold, NovecentowideLightBold, arial, 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6:24:26.643650814</meta:creation-date>
    <dc:date>2022-04-03T20:49:59.334176870</dc:date>
    <meta:editing-duration>PT1H50M28S</meta:editing-duration>
    <meta:editing-cycles>6</meta:editing-cycles>
    <meta:generator>LibreOffice/7.3.2.2$Linux_X86_64 LibreOffice_project/30$Build-2</meta:generator>
    <meta:document-statistic meta:table-count="0" meta:image-count="0" meta:object-count="0" meta:page-count="3" meta:paragraph-count="81" meta:word-count="730" meta:character-count="5653" meta:non-whitespace-character-count="4971"/>
  </office:meta>
</office:document-meta>
</file>